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…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brush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ubmissions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Unify lang numeration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get_lang_extension – fix logic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load_problem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HTML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hoose_protocol_scheme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st radio?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problem_metadata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execution_and_conversion_data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mits!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specific_protocol_templates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limited_work_spac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inoutfiles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randin_custchecker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Form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b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E&amp;C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71"/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Extract limits for submissi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Enforce limi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Return stati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Test!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QUESTION: TIMEOUT FOR COMPILATION?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md line/conv op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as super user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ix path to time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s fail on ml=0.01m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 table:number-rows-repeated="1048364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5:Sheet1.C135 Sheet1.C141:Sheet1.C149 Sheet1.C151:Sheet1.C156 Sheet1.C168:Sheet1.C171 Sheet1.C173:Sheet1.C174 Sheet1.C108:Sheet1.C133 Sheet1.C177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4:Sheet1.C13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6:Sheet1.C14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50:Sheet1.C15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8:Sheet1.C158 Sheet1.C162:Sheet1.C162 Sheet1.C164:Sheet1.C164 Sheet1.C160:Sheet1.C16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1:Sheet1.C161 Sheet1.C163:Sheet1.C163 Sheet1.C165:Sheet1.C16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2:Sheet1.C17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6:Sheet1.C1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22:51:12.6553975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05T06:20:51.068742514</dc:date>
    <meta:editing-duration>P3DT11H25M38S</meta:editing-duration>
    <meta:editing-cycles>266</meta:editing-cycles>
    <meta:generator>LibreOffice/7.3.1.3$Linux_X86_64 LibreOffice_project/30$Build-3</meta:generator>
    <meta:document-statistic meta:table-count="1" meta:cell-count="885" meta:object-count="0"/>
  </office:meta>
</office:document-meta>
</file>